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1" svg:font-family="Ani"/>
    <style:font-face style:name="Ani" svg:font-family="Ani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3465a4" draw:fill="none" draw:fill-color="#ffffff" fo:min-height="5.76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f5f5f5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5f5f5" loext:opacity="100%" style:font-name="Liberation Sans1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6.921cm" svg:height="6.01cm" svg:x="1.54cm" svg:y="2.336cm">
          <draw:text-box>
            <text:p text:style-name="P2"><text:span text:style-name="T1">Modelo de curriculo lattes disponivel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1" svg:font-family="Ani"/>
    <style:font-face style:name="Ani" svg:font-family="Ani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30T15:48:20.907366229</dc:date>
    <meta:editing-duration>PT3H21M46S</meta:editing-duration>
    <meta:editing-cycles>22</meta:editing-cycles>
    <meta:generator>LibreOffice/7.0.6.2$Linux_X86_64 LibreOffice_project/00$Build-2</meta:generator>
    <meta:document-statistic meta:object-count="2"/>
  </office:meta>
</office:document-meta>
</file>